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.76cm" fo:min-width="2.88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.76cm" fo:min-width="1.61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none" svg:stroke-width="0cm" draw:fill="solid" draw:fill-color="#92d050" draw:textarea-vertical-align="top" draw:auto-grow-height="false" draw:fit-to-size="shrink-to-fit" fo:min-height="6.405cm" fo:min-width="17.298cm" fo:padding-top="0.125cm" fo:padding-bottom="0.125cm" fo:padding-left="0.25cm" fo:padding-right="0.25cm" fo:wrap-option="wrap"/>
    </style:style>
    <style:style style:name="gr31" style:family="graphic" style:parent-style-name="standard" style:list-style-name="L8">
      <style:graphic-properties draw:stroke="none" svg:stroke-width="0cm" draw:fill="none" draw:textarea-vertical-align="top" draw:auto-grow-height="false" draw:fit-to-size="shrink-to-fit" fo:min-height="15.625cm" fo:min-width="8.96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3" style:family="graphic" style:parent-style-name="standard" style:list-style-name="L8">
      <style:graphic-properties draw:stroke="none" svg:stroke-width="0cm" draw:fill="none" draw:textarea-vertical-align="top" draw:auto-grow-height="false" draw:fit-to-size="shrink-to-fit" fo:min-height="15.625cm" fo:min-width="23.20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1" style:family="presentation" style:parent-style-name="שני_20_תכנים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12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4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5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7" style:family="presentation" style:parent-style-name="שני_20_תכנים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8" style:family="presentation" style:parent-style-name="שני_20_תכנים-outline1">
      <style:graphic-properties draw:stroke="none" draw:fill="none" fo:min-height="6.365cm"/>
    </style:style>
    <style:style style:name="pr19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fo:min-height="15.446cm" fo:padding-top="0.127cm" fo:padding-bottom="0.127cm" fo:padding-left="0.254cm" fo:padding-right="0.254cm" fo:wrap-option="wrap"/>
    </style:style>
    <style:style style:name="pr20" style:family="presentation" style:parent-style-name="כותרת_20_ותוכן-notes">
      <style:graphic-properties draw:fill-color="#ffffff" fo:min-height="12.792cm"/>
    </style:style>
    <style:style style:name="pr21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2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23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24" style:family="presentation" style:parent-style-name="כותרת_20_ותוכן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5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no-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1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21" style:family="paragraph">
      <style:paragraph-properties fo:margin-top="0cm" fo:margin-bottom="0cm" fo:line-height="100%" fo:text-align="start" style:writing-mode="lr-tb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writing-mode="rl-tb"/>
    </style:style>
    <style:style style:name="P24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-color="#ffffff"/>
    </style:style>
    <style:style style:name="P27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4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5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36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9" style:family="paragraph">
      <style:paragraph-properties fo:margin-left="0cm" fo:margin-right="0cm" fo:text-indent="0cm"/>
    </style:style>
    <style:style style:name="P40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41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2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4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4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5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46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6" style:family="text">
      <style:text-properties fo:font-variant="normal" fo:text-transform="none" fo:color="#0070c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70c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3" style:family="text">
      <style:text-properties fo:font-variant="normal" fo:text-transform="none" fo:color="#80008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6" style:family="text">
      <style:text-properties fo:font-variant="normal" fo:text-transform="none" fo:color="#009933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font-variant="normal" fo:text-transform="none" fo:color="#6600cc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9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0" style:family="text">
      <style:text-properties fo:font-variant="normal" fo:text-transform="none" fo:color="#cc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1" style:family="text">
      <style:text-properties fo:font-variant="normal" fo:text-transform="none" fo:color="#cc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51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5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6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7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8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9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60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Arial2" fo:font-size="13pt" fo:letter-spacing="normal" fo:font-style="normal" style:text-underline-style="none" fo:font-weight="bold" style:font-size-asian="13pt" style:font-style-asian="normal" style:font-weight-asian="bold" style:font-name-complex="Arabic Typesetting" style:font-size-complex="13pt" style:font-style-complex="normal" style:font-weight-complex="bold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Arial2" fo:letter-spacing="normal" fo:font-style="normal" style:text-underline-style="none" fo:font-weight="bold" style:font-style-asian="normal" style:font-weight-asian="bold" style:font-name-complex="Arabic Typesetting" style:font-style-complex="normal" style:font-weight-complex="bold"/>
    </style:style>
    <style:style style:name="T63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nsolas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9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2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8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9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1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2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3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85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31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rtual Classes &amp; Polymorphis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ample (revisite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shape. Each shape should be able to draw itself, compute its size, etc.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Solution #1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1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0" draw:text-style-name="P14" draw:layer="layout" svg:width="23.706cm" svg:height="15.874cm" svg:x="0.847cm" svg:y="2.328cm" presentation:class="outline" presentation:user-transformed="true">
          <draw:text-box>
            <text:p text:style-name="P13"><text:span text:style-name="T7">class</text:span><text:span text:style-name="T8"> Shape { </text:span><text:span text:style-name="T7">public</text:span><text:span text:style-name="T8">: </text:span><text:span text:style-name="T8"><text:line-break/></text:span><text:span text:style-name="T8">   </text:span><text:span text:style-name="T7">enum</text:span><text:span text:style-name="T8"> Type { </text:span><text:span text:style-name="T8"><text:line-break/></text:span><text:span text:style-name="T8">      Square, Circle, Triangle </text:span><text:span text:style-name="T8"><text:line-break/></text:span><text:span text:style-name="T8">   }; </text:span><text:span text:style-name="T8"><text:line-break/></text:span><text:span text:style-name="T8">   Shape( Type t, </text:span><text:span text:style-name="T7">const</text:span><text:span text:style-name="T8"> Point&amp; Center, </text:span></text:p>
            <text:p text:style-name="P13"><text:span text:style-name="T8"><text:s text:c="10"/></text:span><text:span text:style-name="T7">double</text:span><text:span text:style-name="T8"> width, </text:span><text:span text:style-name="T7">double</text:span><text:span text:style-name="T8"> height); </text:span><text:span text:style-name="T8"><text:line-break/></text:span><text:span text:style-name="T8">   </text:span><text:span text:style-name="T7">void</text:span><text:span text:style-name="T8"> draw() </text:span><text:span text:style-name="T7">const</text:span><text:span text:style-name="T8">; </text:span><text:span text:style-name="T8"><text:line-break/></text:span><text:span text:style-name="T8">   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    </text:span><text:span text:style-name="T8"><text:line-break/></text:span><text:span text:style-name="T7">private</text:span><text:span text:style-name="T8">: </text:span><text:span text:style-name="T8"><text:line-break/></text:span><text:span text:style-name="T8">   Type _type; </text:span><text:span text:style-name="T8"><text:line-break/></text:span><text:span text:style-name="T8">   Point _center; </text:span><text:span text:style-name="T8"><text:line-break/></text:span><text:span text:style-name="T8">}; </text:span></text:p>
            <text:p text:style-name="P13"><text:span text:style-name="T9">Cannot add new shapes without adding “if”s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Solution #2 – different classes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2 – differen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0" draw:text-style-name="P16" draw:layer="layout" svg:width="26.246cm" svg:height="15.874cm" svg:x="0.847cm" svg:y="2.54cm" presentation:class="outline" presentation:user-transformed="true">
          <draw:text-box>
            <text:p text:style-name="P15"><text:span text:style-name="T10">class</text:span><text:span text:style-name="T11"> Squar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draw() </text:span><text:span text:style-name="T10">const</text:span><text:span text:style-name="T11">; </text:span><text:span text:style-name="T11"><text:line-break/></text:span><text:span text:style-name="T11">   </text:span><text:span text:style-name="T10">double</text:span><text:span text:style-name="T11"> area() </text:span><text:span text:style-name="T10">const</text:span><text:span text:style-name="T11">; </text:span><text:span text:style-name="T11"><text:line-break/></text:span><text:span text:style-name="T11">}; </text:span></text:p>
            <text:p text:style-name="P15"><text:span text:style-name="T10">class</text:span><text:span text:style-name="T11"> Circl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draw()</text:span><text:span text:style-name="T10"> const</text:span><text:span text:style-name="T11">; </text:span><text:span text:style-name="T11"><text:line-break/></text:span><text:span text:style-name="T11">   </text:span><text:span text:style-name="T10">double</text:span><text:span text:style-name="T11"> area()</text:span><text:span text:style-name="T10"> const</text:span><text:span text:style-name="T11">; </text:span><text:span text:style-name="T11"><text:line-break/></text:span><text:span text:style-name="T11">}; </text:span></text:p>
            <text:p text:style-name="P15"><text:span text:style-name="T12">Cannot handle an array of different shapes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Solution #3 – hierarchy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3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13">class</text:span><text:span text:style-name="T14"> 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 </text:span><text:span text:style-name="T13">const </text:span><text:span text:style-name="T14">{cout&lt;&lt;</text:span><text:span text:style-name="T15">'h'</text:span><text:span text:style-name="T14">;}</text:span><text:span text:style-name="T14"><text:line-break/></text:span><text:span text:style-name="T14"> <text:s/></text:span><text:span text:style-name="T13">double</text:span><text:span text:style-name="T14"> area() </text:span><text:span text:style-name="T13">const</text:span><text:span text:style-name="T14">; </text:span></text:p>
            <text:p text:style-name="P13"><text:span text:style-name="T14"><text:s text:c="2"/></text:span><text:span text:style-name="T13">void</text:span><text:span text:style-name="T14"> drawTwice() </text:span><text:span text:style-name="T13">const </text:span><text:span text:style-name="T14">{draw(); draw();}</text:span><text:span text:style-name="T14"><text:line-break/></text:span><text:span text:style-name="T14">}; </text:span></text:p>
            <text:p text:style-name="P13"><text:span text:style-name="T14"><text:line-break/></text:span><text:span text:style-name="T13">class</text:span><text:span text:style-name="T14"> Square: </text:span><text:span text:style-name="T13">public</text:span><text:span text:style-name="T14"> 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</text:span><text:span text:style-name="T13"> const </text:span><text:span text:style-name="T14">{cout&lt;&lt;</text:span><text:span text:style-name="T15">'q'</text:span><text:span text:style-name="T14">;}</text:span></text:p>
            <text:p text:style-name="P13"><text:span text:style-name="T13"><text:s text:c="2"/></text:span><text:span text:style-name="T13">double</text:span><text:span text:style-name="T14"> area() </text:span><text:span text:style-name="T13">const</text:span><text:span text:style-name="T14">; </text:span><text:span text:style-name="T14"><text:line-break/></text:span><text:span text:style-name="T14">}; </text:span></text:p>
            <text:p text:style-name="P13"><text:span text:style-name="T14"><text:line-break/></text:span><text:span text:style-name="T13">class</text:span><text:span text:style-name="T14"> Circle: </text:span><text:span text:style-name="T13">public</text:span><text:span text:style-name="T14"> 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 </text:span><text:span text:style-name="T13">const</text:span><text:span text:style-name="T14"> {cout&lt;&lt;</text:span><text:span text:style-name="T15">'c'</text:span><text:span text:style-name="T14">;}</text:span><text:span text:style-name="T14"><text:line-break/></text:span><text:span text:style-name="T14"> <text:s/></text:span><text:span text:style-name="T13">double</text:span><text:span text:style-name="T14"> area() </text:span><text:span text:style-name="T13">const</text:span><text:span text:style-name="T14">; </text:span><text:span text:style-name="T14"><text:line-break/></text:span><text:span text:style-name="T14">}; </text:span><text:span text:style-name="T14"><text:line-break/></text:span><text:span text:style-name="T14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6">Shape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Circle(); </text:span><text:span text:style-name="T16"><text:line-break/></text:span><text:span text:style-name="T16">myShapes[</text:span><text:span text:style-name="T17">1</text:span><text:span text:style-name="T16">] = Square(); </text:span></text:p>
            <text:p text:style-name="P13"><text:span text:style-name="T16">for (…) myShapes[i].draw();</text:span><text:span text:style-name="T16"><text:line-break/></text:span><text:span text:style-name="T16"/></text:p>
            <text:p text:style-name="P13"><text:span text:style-name="T6">What will happen?</text:span></text:p>
            <text:p text:style-name="P13"><text:span text:style-name="T18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6">Shape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Circle(); </text:span><text:span text:style-name="T16"><text:line-break/></text:span><text:span text:style-name="T16">myShapes[</text:span><text:span text:style-name="T17">1</text:span><text:span text:style-name="T16">] = Square(); </text:span><text:span text:style-name="T16"><text:line-break/></text:span><text:span text:style-name="T16"/></text:p>
            <text:p text:style-name="P13"><text:span text:style-name="T6">What will happen?</text:span></text:p>
            <text:p text:style-name="P13"><text:span text:style-name="T19">–</text:span><text:span text:style-name="T19">- The Circle and Square will be constructed and then sliced to fit inside the Shape objects.</text:span></text:p>
            <text:p text:style-name="P13"><text:span text:style-name="T19"/></text:p>
            <text:p text:style-name="P13"><text:span text:style-name="T19">“</text:span><text:span text:style-name="T16">myShapes[</text:span><text:span text:style-name="T17">0</text:span><text:span text:style-name="T16">] = Circle()</text:span><text:span text:style-name="T19">” copies from the circle, its hidden “Shape” field.</text:span></text:p>
            <text:p text:style-name="P13"><text:span text:style-name="T18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6">Shape* myShapes[</text:span><text:span text:style-name="T17">2</text:span><text:span text:style-name="T16">]; </text:span></text:p>
            <text:p text:style-name="P13"><text:span text:style-name="T16">myShapes[</text:span><text:span text:style-name="T17">0</text:span><text:span text:style-name="T16">] = </text:span><text:span text:style-name="T20">new</text:span><text:span text:style-name="T16"> Circle(); </text:span><text:span text:style-name="T16"><text:line-break/></text:span><text:span text:style-name="T16">myShapes[</text:span><text:span text:style-name="T17">1</text:span><text:span text:style-name="T16">] = </text:span><text:span text:style-name="T20">new</text:span><text:span text:style-name="T16"> Square(); </text:span><text:span text:style-name="T16"><text:line-break/></text:span><text:span text:style-name="T16"/></text:p>
            <text:p text:style-name="P13"><text:span text:style-name="T6">What will happen when we call</text:span></text:p>
            <text:p text:style-name="P15"><text:span text:style-name="T16">myShapes[</text:span><text:span text:style-name="T17">0</text:span><text:span text:style-name="T16">]-&gt;draw(); ?</text:span></text:p>
            <text:p text:style-name="P15"><text:span text:style-name="T1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6">Shape*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</text:span><text:span text:style-name="T20">new</text:span><text:span text:style-name="T16"> Circle(); </text:span><text:span text:style-name="T16"><text:line-break/></text:span><text:span text:style-name="T16">myShapes[</text:span><text:span text:style-name="T17">1</text:span><text:span text:style-name="T16">] = </text:span><text:span text:style-name="T20">new</text:span><text:span text:style-name="T16"> Square(); </text:span><text:span text:style-name="T16"><text:line-break/></text:span><text:span text:style-name="T16"/></text:p>
            <text:p text:style-name="P13"><text:span text:style-name="T6">What will happen when we call</text:span></text:p>
            <text:p text:style-name="P15"><text:span text:style-name="T16">myShapes[</text:span><text:span text:style-name="T17">0</text:span><text:span text:style-name="T16">]-&gt;draw(); ?</text:span></text:p>
            <text:p text:style-name="P15"><text:span text:style-name="T16"/></text:p>
            <text:p text:style-name="P13"><text:span text:style-name="T6">No slicing, but still, </text:span><text:span text:style-name="T18">h will be printed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Why?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hy?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21"/></text:p>
            <text:p text:style-name="P13"><text:span text:style-name="T21">When we write:</text:span></text:p>
            <text:p text:style-name="P15"><text:span text:style-name="T8">Circle circle; </text:span><text:span text:style-name="T8"><text:line-break/></text:span><text:span text:style-name="T8">circle.draw(); </text:span></text:p>
            <text:p text:style-name="P15"><text:span text:style-name="T21">The compiler calls </text:span><text:span text:style-name="T22">Circle::draw()</text:span></text:p>
            <text:p text:style-name="P13"><text:span text:style-name="T23"/></text:p>
            <text:p text:style-name="P13"><text:span text:style-name="T23">When we write:</text:span></text:p>
            <text:p text:style-name="P15"><text:span text:style-name="T24">Shape* p = </text:span><text:span text:style-name="T25">new</text:span><text:span text:style-name="T24"> Circle(); </text:span><text:span text:style-name="T24"><text:line-break/></text:span><text:span text:style-name="T24">p-&gt;draw(); </text:span><text:span text:style-name="T24"><text:line-break/></text:span><text:span text:style-name="T23">The compiler calls </text:span><text:span text:style-name="T24">Shape::draw() </text:span><text:span text:style-name="T24"><text:line-break/></text:span><text:span text:style-name="T23">Why? </text:span><text:span text:style-name="T22">*p</text:span><text:span text:style-name="T23"> has type Shap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Class Hierarchy" draw:style-name="dp3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3" draw:text-style-name="P12" draw:layer="layout" svg:width="13.081cm" svg:height="15.662cm" svg:x="0.635cm" svg:y="2.752cm" presentation:class="outline" presentation:user-transformed="true">
          <draw:text-box>
            <text:p text:style-name="P13"><text:span text:style-name="T10">class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foo(); </text:span><text:span text:style-name="T11"><text:line-break/></text:span><text:span text:style-name="T11">   </text:span><text:span text:style-name="T10">void</text:span><text:span text:style-name="T11"> bar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: </text:span><text:span text:style-name="T11"><text:line-break/></text:span><text:span text:style-name="T10">public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bar(); </text:span><text:span text:style-name="T11"><text:line-break/></text:span><text:span text:style-name="T11">}; </text:span></text:p>
          </draw:text-box>
        </draw:frame>
        <draw:frame draw:name="Rectangle 4" presentation:style-name="pr17" draw:text-style-name="P12" draw:layer="layout" svg:width="10.922cm" svg:height="15.662cm" svg:x="14.478cm" svg:y="2.752cm" presentation:class="outline" presentation:user-transformed="true">
          <draw:text-box>
            <text:p text:style-name="P15"><text:span text:style-name="T26">Derived obj; </text:span><text:span text:style-name="T26"><text:line-break/></text:span><text:span text:style-name="T26">obj.foo();</text:span><text:span text:style-name="T26"><text:line-break/></text:span><text:span text:style-name="T21">Calls </text:span><text:span text:style-name="T22">Base::foo()</text:span></text:p>
            <text:p text:style-name="P13"><text:span text:style-name="T23">Derived does not implement this method</text:span></text:p>
            <text:p text:style-name="P13"><text:span text:style-name="T23"/></text:p>
            <text:p text:style-name="P13"><text:span text:style-name="T27">obj.bar();</text:span></text:p>
            <text:p text:style-name="P13"><text:span text:style-name="T23">Calls</text:span><text:span text:style-name="T22"> Derived::bar()</text:span></text:p>
            <text:p text:style-name="P13"><text:span text:style-name="T23">Two implementations, the more specific is used</text:span></text:p>
            <text:p text:style-name="P13"><text:span text:style-name="T23"/></text:p>
          </draw:text-box>
        </draw:frame>
        <draw:line draw:name="מחבר ישר 5" draw:style-name="gr2" draw:text-style-name="P17" draw:layer="layout" svg:x1="0.423cm" svg:y1="9.948cm" svg:x2="11.43cm" svg:y2="9.949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Inheritance &amp; Overloading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Overload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6" draw:text-style-name="P12" draw:layer="layout" svg:width="24.765cm" svg:height="15.662cm" svg:x="0.635cm" svg:y="2.752cm" presentation:class="outline" presentation:user-transformed="true">
          <draw:text-box>
            <text:p text:style-name="P13"><text:span text:style-name="T28">Derived</text:span><text:span text:style-name="T29"> inherits the method</text:span><text:span text:style-name="T28"> foo() </text:span><text:span text:style-name="T29">from </text:span><text:span text:style-name="T28">Base</text:span></text:p>
            <text:list text:style-name="L5">
              <text:list-item>
                <text:list>
                  <text:list-item>
                    <text:p text:style-name="P18"><text:span text:style-name="T29">The inherited class uses methods of the base class</text:span></text:p>
                  </text:list-item>
                </text:list>
              </text:list-item>
            </text:list>
            <text:p text:style-name="P19"><text:span text:style-name="T29"/></text:p>
            <text:p text:style-name="P13"><text:span text:style-name="T28">Derived</text:span><text:span text:style-name="T29"> overrides the implementation of </text:span><text:span text:style-name="T28">bar()</text:span></text:p>
            <text:list text:continue-numbering="true" text:style-name="L5">
              <text:list-item>
                <text:list>
                  <text:list-item>
                    <text:p text:style-name="P18"><text:span text:style-name="T29">This mechanism allows an inherited class to specialize the implementation </text:span></text:p>
                  </text:list-item>
                </text:list>
              </text:list-item>
            </text:list>
            <text:p text:style-name="P13"><text:span text:style-name="T29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Static resolution&#10;(aka early/static binding/resolution)&#9;" draw:style-name="dp3" draw:master-page-name="כותרת_20_ותוכן" presentation:presentation-page-layout-name="AL2T11">
        <draw:frame draw:name="Rectangle 2" presentation:style-name="pr5" draw:text-style-name="P2" draw:layer="layout" svg:width="23.706cm" svg:height="3.046cm" svg:x="0.847cm" svg:y="0.763cm" presentation:class="title" presentation:user-transformed="true">
          <draw:text-box>
            <text:p text:style-name="P8"><text:span text:style-name="T4">Static resolution</text:span><text:span text:style-name="T4"><text:line-break/></text:span><text:span text:style-name="T4">(aka early/static binding/resolution)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Static resolution&#9;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How does the compiler determine which method to call?</text:span></text:p>
            <text:p text:style-name="P13"><text:span text:style-name="T6"/></text:p>
            <text:p text:style-name="P13"><text:span text:style-name="T18">Static Resolution</text:span><text:span text:style-name="T6">:</text:span></text:p>
            <text:p text:style-name="P13"><text:span text:style-name="T6">Based on the type of the </text:span><text:span text:style-name="T30">variable</text:span><text:span text:style-name="T6">.</text:span></text:p>
            <text:list text:style-name="L5">
              <text:list-item>
                <text:list>
                  <text:list-item>
                    <text:p text:style-name="P18"><text:span text:style-name="T18">Not</text:span><text:span text:style-name="T6"> the type of the object!</text:span></text:p>
                  </text:list-item>
                </text:list>
              </text:list-item>
            </text:list>
            <text:p text:style-name="P20"><text:span text:style-name="T6"/></text:p>
            <text:p text:style-name="P13"><text:span text:style-name="T6">The compiler finds the most specific implementation of the method, and calls it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Static resolution in our example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 in our 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5"><text:span text:style-name="T31">Circle* circle = </text:span><text:span text:style-name="T32">new</text:span><text:span text:style-name="T31"> Circle(</text:span><text:span text:style-name="T33">1</text:span><text:span text:style-name="T31">,</text:span><text:span text:style-name="T33">1</text:span><text:span text:style-name="T31">,</text:span><text:span text:style-name="T33">2</text:span><text:span text:style-name="T31">); </text:span><text:span text:style-name="T31"><text:line-break/></text:span><text:span text:style-name="T31">Square* square = </text:span><text:span text:style-name="T32">new</text:span><text:span text:style-name="T31"> Square(</text:span><text:span text:style-name="T33">2</text:span><text:span text:style-name="T31">,</text:span><text:span text:style-name="T33">2</text:span><text:span text:style-name="T31">,</text:span><text:span text:style-name="T33">1</text:span><text:span text:style-name="T31">); </text:span><text:span text:style-name="T31"><text:line-break/></text:span><text:span text:style-name="T31">Shape* myShapes[</text:span><text:span text:style-name="T33">2</text:span><text:span text:style-name="T31">]; </text:span><text:span text:style-name="T31"><text:line-break/></text:span><text:span text:style-name="T31">myShapes[</text:span><text:span text:style-name="T33">0</text:span><text:span text:style-name="T31">] = circle; </text:span><text:span text:style-name="T31"><text:line-break/></text:span><text:span text:style-name="T31">myShapes[</text:span><text:span text:style-name="T33">1</text:span><text:span text:style-name="T31">] = square; </text:span></text:p>
            <text:p text:style-name="P15"><text:span text:style-name="T31"><text:line-break/></text:span><text:span text:style-name="T31">circle-&gt;draw(); <text:s text:c="5"/></text:span><text:span text:style-name="T34">// Calls Circle::Draw() </text:span><text:span text:style-name="T34"><text:line-break/></text:span><text:span text:style-name="T31">square-&gt;draw(); <text:s text:c="5"/></text:span><text:span text:style-name="T34">// Calls Square::Draw() </text:span><text:span text:style-name="T34"><text:line-break/></text:span><text:span text:style-name="T31">myShapes[</text:span><text:span text:style-name="T33">0</text:span><text:span text:style-name="T31">]-&gt;draw(); </text:span><text:span text:style-name="T34">// Calls Shape::Draw() </text:span><text:span text:style-name="T34"><text:line-break/></text:span><text:span text:style-name="T31">myShapes[</text:span><text:span text:style-name="T33">1</text:span><text:span text:style-name="T31">]-&gt;draw(); </text:span><text:span text:style-name="T34">// Calls Shape::Draw()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nderneath the Hood: Static Resolution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3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0">class</text:span><text:span text:style-name="T11"> Shape </text:span><text:span text:style-name="T11"><text:line-break/></text:span><text:span text:style-name="T11">{ </text:span><text:span text:style-name="T11"><text:line-break/></text:span><text:span text:style-name="T11">   </text:span><text:span text:style-name="T10">double</text:span><text:span text:style-name="T11"> _x; </text:span><text:span text:style-name="T11"><text:line-break/></text:span><text:span text:style-name="T11">   </text:span><text:span text:style-name="T10">int</text:span><text:span text:style-name="T11"> _a; </text:span><text:span text:style-name="T11"><text:line-break/></text:span><text:span text:style-name="T11">};</text:span></text:p>
            <text:p text:style-name="P13"><text:span text:style-name="T11"><text:line-break/></text:span><text:span text:style-name="T10">class</text:span><text:span text:style-name="T11"> Circle: </text:span></text:p>
            <text:p text:style-name="P13"><text:span text:style-name="T11"><text:s text:c="2"/></text:span><text:span text:style-name="T10">public</text:span><text:span text:style-name="T11"> Shape </text:span><text:span text:style-name="T11"><text:line-break/></text:span><text:span text:style-name="T11">{ </text:span><text:span text:style-name="T11"><text:line-break/></text:span><text:span text:style-name="T11">   </text:span><text:span text:style-name="T10">double</text:span><text:span text:style-name="T11"> _z; </text:span><text:span text:style-name="T11"><text:line-break/></text:span><text:span text:style-name="T11">};</text:span></text:p>
          </draw:text-box>
        </draw:frame>
        <draw:frame draw:name="Rectangle 4" presentation:style-name="pr13" draw:text-style-name="P12" draw:layer="layout" svg:width="10.794cm" svg:height="15.662cm" svg:x="13.97cm" svg:y="2.752cm" presentation:class="outline" presentation:user-transformed="true">
          <draw:text-box>
            <text:p text:style-name="P15"><text:span text:style-name="T11">Shape</text:span><text:span text:style-name="T8"> s; </text:span><text:span text:style-name="T8"><text:line-break/></text:span><text:span text:style-name="T11">Circle</text:span><text:span text:style-name="T8"> c; </text:span><text:span text:style-name="T8"><text:line-break/></text:span><text:span text:style-name="T8"><text:line-break/></text:span><text:span text:style-name="T8"/></text:p>
            <text:p text:style-name="P15"><text:span text:style-name="T8"><text:line-break/></text:span><text:span text:style-name="T8"/></text:p>
            <text:p text:style-name="P13"><text:span text:style-name="T21"/></text:p>
          </draw:text-box>
        </draw:frame>
        <draw:g draw:name="Group 5">
          <draw:custom-shape draw:name="Rectangle 6" draw:style-name="gr3" draw:text-style-name="P22" draw:layer="layout" svg:width="3.571cm" svg:height="1.384cm" svg:x="15.725cm" svg:y="12.713cm">
            <text:p text:style-name="P21"><text:span text:style-name="T35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22" draw:layer="layout" svg:width="3.571cm" svg:height="1.384cm" svg:x="15.725cm" svg:y="14.093cm">
            <text:p text:style-name="P21"><text:span text:style-name="T35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2" draw:layer="layout" svg:width="3.571cm" svg:height="1.384cm" svg:x="15.725cm" svg:y="15.478cm">
            <text:p text:style-name="P21"><text:span text:style-name="T35">_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3" draw:text-style-name="P22" draw:layer="layout" svg:width="3.571cm" svg:height="1.384cm" svg:x="15.725cm" svg:y="8.14cm">
            <text:p text:style-name="P21"><text:span text:style-name="T35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22" draw:layer="layout" svg:width="3.571cm" svg:height="1.384cm" svg:x="15.725cm" svg:y="9.521cm">
            <text:p text:style-name="P21"><text:span text:style-name="T35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4" draw:text-style-name="P22" draw:layer="layout" svg:width="1.675cm" svg:height="1.777cm" svg:x="14.478cm" svg:y="7.713cm">
          <text:p text:style-name="P21"><text:span text:style-name="T35">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22" draw:layer="layout" svg:width="1.675cm" svg:height="1.777cm" svg:x="14.482cm" svg:y="12.316cm">
          <text:p text:style-name="P21"><text:span text:style-name="T35">c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5" draw:text-style-name="P22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4" draw:text-style-name="P22" draw:layer="layout" svg:width="3.695cm" svg:height="1.777cm" svg:x="19.841cm" svg:y="13.22cm">
          <text:p text:style-name="P23"><text:span text:style-name="T35">Shape</text:span><text:span text:style-name="T3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inting to an Inherited Clas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6" draw:text-style-name="P12" draw:layer="layout" svg:width="14.181cm" svg:height="15.874cm" svg:x="0.847cm" svg:y="2.54cm" presentation:class="outline" presentation:user-transformed="true">
          <draw:text-box>
            <text:p text:style-name="P15"><text:span text:style-name="T16">Circle c; </text:span><text:span text:style-name="T16"><text:line-break/></text:span><text:span text:style-name="T16">Shape* p = &amp;c; </text:span></text:p>
            <text:p text:style-name="P15"><text:span text:style-name="T36">p points to the hidden </text:span></text:p>
            <text:p text:style-name="P15"><text:span text:style-name="T36">“</text:span><text:span text:style-name="T36">Base” field inside d.</text:span><text:span text:style-name="T16"><text:line-break/></text:span><text:span text:style-name="T37">When using </text:span><text:span text:style-name="T38">*p</text:span><text:span text:style-name="T39">, we treat d</text:span><text:span text:style-name="T38"> </text:span><text:span text:style-name="T39">as though it was a Base object.</text:span></text:p>
            <text:p text:style-name="P13"><text:span text:style-name="T40">The compiler cannot know if </text:span><text:span text:style-name="T41">*p </text:span><text:span text:style-name="T40">is from a derived class or not!</text:span></text:p>
          </draw:text-box>
        </draw:frame>
        <draw:g draw:name="קבוצה 13">
          <draw:custom-shape draw:name="Rectangle 12" draw:style-name="gr6" draw:text-style-name="P24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Rectangle 5" draw:style-name="gr3" draw:text-style-name="P22" draw:layer="layout" svg:width="3.571cm" svg:height="1.384cm" svg:x="17.595cm" svg:y="13.137cm">
              <text:p text:style-name="P21"><text:span text:style-name="T35">_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3" draw:text-style-name="P22" draw:layer="layout" svg:width="3.571cm" svg:height="1.384cm" svg:x="17.595cm" svg:y="14.517cm">
              <text:p text:style-name="P21"><text:span text:style-name="T35">_a</text:span><text:span text:style-name="T35"><text:tab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" draw:text-style-name="P22" draw:layer="layout" svg:width="3.571cm" svg:height="1.384cm" svg:x="17.595cm" svg:y="15.901cm">
              <text:p text:style-name="P21"><text:span text:style-name="T35">_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8" draw:style-name="gr4" draw:text-style-name="P22" draw:layer="layout" svg:width="1.679cm" svg:height="1.777cm" svg:x="16.071cm" svg:y="12.74cm">
            <text:p text:style-name="P21"><text:span text:style-name="T35">c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22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4" draw:text-style-name="P22" draw:layer="layout" svg:width="1.722cm" svg:height="1.777cm" svg:x="16.165cm" svg:y="7.752cm">
            <text:p text:style-name="P21"><text:span text:style-name="T35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17" draw:layer="layout" svg:width="3.783cm" svg:height="0.003cm" draw:transform="rotate (-1.5707963267949) translate (19.385cm 9.313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8">Static/early resolution</text:span><text:span text:style-name="T6"> </text:span></text:p>
            <text:p text:style-name="P13"><text:span text:style-name="T6"><text:s/></text:span><text:span text:style-name="T6">is clearly not what we want to in this example.</text:span></text:p>
            <text:list text:style-name="L4">
              <text:list-item>
                <text:p text:style-name="P19"><text:span text:style-name="T42">Based on the type of the </text:span><text:span text:style-name="T43">variable.</text:span></text:p>
              </text:list-item>
              <text:list-item>
                <text:p text:style-name="P19"><text:span text:style-name="T42">Determined at compile time.</text:span></text:p>
                <text:p text:style-name="P13"><text:span text:style-name="T6"/></text:p>
              </text:list-item>
            </text:list>
            <text:p text:style-name="P13"><text:span text:style-name="T18">Dynamic/late resolution</text:span><text:span text:style-name="T6">:</text:span></text:p>
            <text:p text:style-name="P13"><text:span text:style-name="T6">is more desirable here:</text:span></text:p>
            <text:list text:style-name="L1">
              <text:list-item>
                <text:p text:style-name="P19"><text:span text:style-name="T42">Based on the type of the </text:span><text:span text:style-name="T43">object</text:span></text:p>
              </text:list-item>
              <text:list-item>
                <text:p text:style-name="P19"><text:span text:style-name="T42">Determined at run time</text:span></text:p>
              </text:list-item>
            </text:list>
            <text:p text:style-name="P13"><text:span text:style-name="T6"/></text:p>
            <text:p text:style-name="P13"><text:span text:style-name="T6">[Java Like]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3" draw:text-style-name="P12" draw:layer="layout" svg:width="23.917cm" svg:height="15.451cm" svg:x="0.635cm" svg:y="2.752cm" presentation:class="outline" presentation:user-transformed="true">
          <draw:text-box>
            <text:p text:style-name="P19"><text:span text:style-name="T44">The </text:span><text:span text:style-name="T10">virtual</text:span><text:span text:style-name="T11"> </text:span><text:span text:style-name="T44">keyword states that the method can be overridden in a dynamic manner.</text:span></text:p>
            <text:p text:style-name="P13"><text:span text:style-name="T45">class</text:span><text:span text:style-name="T46"> Shape </text:span><text:span text:style-name="T46"><text:line-break/></text:span><text:span text:style-name="T46">{ </text:span><text:span text:style-name="T46"><text:line-break/></text:span><text:span text:style-name="T45">public</text:span><text:span text:style-name="T46">: </text:span><text:span text:style-name="T46"><text:line-break/></text:span><text:span text:style-name="T46"> </text:span><text:span text:style-name="T45">virtual void</text:span><text:span text:style-name="T46"> draw() </text:span><text:span text:style-name="T45">const</text:span><text:span text:style-name="T46"><text:line-break/></text:span><text:span text:style-name="T46"> <text:s text:c="3"/>{cout&lt;&lt;</text:span><text:span text:style-name="T47">'h'</text:span><text:span text:style-name="T46">;}</text:span><text:span text:style-name="T46"><text:line-break/></text:span><text:span text:style-name="T45"> virtual double</text:span><text:span text:style-name="T46"> area() </text:span><text:span text:style-name="T45">const</text:span><text:span text:style-name="T46">; </text:span><text:span text:style-name="T46"><text:line-break/></text:span><text:span text:style-name="T46">}; </text:span></text:p>
            <text:p text:style-name="P13"><text:span text:style-name="T46"><text:line-break/></text:span><text:span text:style-name="T45">class</text:span><text:span text:style-name="T46"> Square: </text:span><text:span text:style-name="T45">public</text:span><text:span text:style-name="T46"> Shape </text:span><text:span text:style-name="T46"><text:line-break/></text:span><text:span text:style-name="T46">{ </text:span><text:span text:style-name="T46"><text:line-break/></text:span><text:span text:style-name="T45">public</text:span><text:span text:style-name="T46">: </text:span><text:span text:style-name="T46"><text:line-break/></text:span><text:span text:style-name="T45"> virtual void</text:span><text:span text:style-name="T46"> draw() </text:span><text:span text:style-name="T45">const</text:span><text:span text:style-name="T46"> </text:span><text:span text:style-name="T46"><text:line-break/></text:span><text:span text:style-name="T46"> <text:s text:c="3"/>{cout&lt;&lt;</text:span><text:span text:style-name="T47">'q'</text:span><text:span text:style-name="T46">;}</text:span></text:p>
            <text:p text:style-name="P13"><text:span text:style-name="T45"><text:s/></text:span><text:span text:style-name="T45">virtual double</text:span><text:span text:style-name="T46"> area() </text:span><text:span text:style-name="T45">const</text:span><text:span text:style-name="T46">; </text:span><text:span text:style-name="T46"><text:line-break/></text:span><text:span text:style-name="T46">}; </text:span></text:p>
            <text:p text:style-name="P13"><text:span text:style-name="T46"><text:line-break/></text:span><text:span text:style-name="T46"/></text:p>
          </draw:text-box>
        </draw:frame>
        <draw:line draw:name="מחבר ישר 6" draw:style-name="gr2" draw:text-style-name="P17" draw:layer="layout" svg:x1="12.065cm" svg:y1="5.334cm" svg:x2="12.066cm" svg:y2="18.415cm">
          <text:p/>
        </draw:line>
        <draw:frame presentation:style-name="pr18" draw:text-style-name="P25" draw:layer="layout" svg:width="12.186cm" svg:height="6.615cm" svg:x="12.96cm" svg:y="9.398cm">
          <draw:text-box>
            <text:p text:style-name="P13"><text:span text:style-name="T45">class</text:span><text:span text:style-name="T46"> Circle: </text:span><text:span text:style-name="T45">public</text:span><text:span text:style-name="T46"> Shape </text:span><text:span text:style-name="T46"><text:line-break/></text:span><text:span text:style-name="T46">{ </text:span><text:span text:style-name="T46"><text:line-break/></text:span><text:span text:style-name="T45">public</text:span><text:span text:style-name="T46">: </text:span><text:span text:style-name="T46"><text:line-break/></text:span><text:span text:style-name="T45"> void</text:span><text:span text:style-name="T46"> draw() </text:span><text:span text:style-name="T45">const</text:span><text:span text:style-name="T46"> </text:span><text:span text:style-name="T46"><text:line-break/></text:span><text:span text:style-name="T46"> <text:s text:c="3"/>{cout&lt;&lt;</text:span><text:span text:style-name="T47">'c'</text:span><text:span text:style-name="T46">;}</text:span><text:span text:style-name="T46"><text:line-break/></text:span><text:span text:style-name="T45"> double</text:span><text:span text:style-name="T46"> area() </text:span><text:span text:style-name="T45">const</text:span><text:span text:style-name="T46">; </text:span><text:span text:style-name="T46"><text:line-break/></text:span><text:span text:style-name="T46">}; </text:span><text:span text:style-name="T46"><text:line-break/></text:span><text:span text:style-name="T4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virtual methods gives the desired result:</text:span></text:p>
            <text:p text:style-name="P13"><text:span text:style-name="T6"/></text:p>
            <text:p text:style-name="P15"><text:span text:style-name="T16">Shape* s=</text:span><text:span text:style-name="T20">new</text:span><text:span text:style-name="T16"> Circle; </text:span><text:span text:style-name="T16"><text:line-break/></text:span><text:span text:style-name="T16">s-&gt;draw(); </text:span><text:span text:style-name="T16"><text:line-break/></text:span><text:span text:style-name="T16"/></text:p>
            <text:p text:style-name="P13"><text:span text:style-name="T6">Will print 'c'</text:span></text:p>
            <text:p text:style-name="P13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28">Base </text:span><text:span text:style-name="T29">defines a </text:span><text:span text:style-name="T48">virtual</text:span><text:span text:style-name="T49"> method </text:span><text:span text:style-name="T28">foo() <text:s/></text:span></text:p>
            <text:p text:style-name="P13"><text:span text:style-name="T29">The resolution of</text:span><text:span text:style-name="T28"> foo() </text:span><text:span text:style-name="T29">is dynamic in </text:span><text:span text:style-name="T50">all </text:span><text:span text:style-name="T29">subclasses of </text:span><text:span text:style-name="T28">Base.</text:span></text:p>
            <text:list text:style-name="L5">
              <text:list-item>
                <text:list>
                  <text:list-item>
                    <text:p text:style-name="P18"><text:span text:style-name="T29">If the subclass </text:span><text:span text:style-name="T28">Derived</text:span><text:span text:style-name="T29"> overrides </text:span><text:span text:style-name="T28">foo(), </text:span><text:span text:style-name="T29">then </text:span><text:span text:style-name="T28">Derived::foo() </text:span><text:span text:style-name="T29">is called</text:span></text:p>
                  </text:list-item>
                  <text:list-item>
                    <text:p text:style-name="P18"><text:span text:style-name="T29">If not, </text:span><text:span text:style-name="T28">Base::foo() </text:span><text:span text:style-name="T29">is called </text:span><text:span text:style-name="T29"><text:line-break/></text:span><text:span text:style-name="T29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ith referenc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Text Box 2" presentation:style-name="pr19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13">struct</text:span><text:span text:style-name="T14"> Base </text:span><text:span text:style-name="T14"><text:line-break/></text:span><text:span text:style-name="T14">{ </text:span><text:span text:style-name="T14"><text:line-break/></text:span><text:span text:style-name="T14"> <text:s text:c="2"/></text:span><text:span text:style-name="T13">virtual void</text:span><text:span text:style-name="T14"> f() </text:span><text:span text:style-name="T14"><text:line-break/></text:span><text:span text:style-name="T14">   { </text:span><text:span text:style-name="T14"><text:line-break/></text:span><text:span text:style-name="T14">      cout &lt;&lt; </text:span><text:span text:style-name="T51">"B"</text:span><text:span text:style-name="T14"> &lt;&lt; endl; </text:span><text:span text:style-name="T14"><text:line-break/></text:span><text:span text:style-name="T14">   } </text:span><text:span text:style-name="T14"><text:line-break/></text:span><text:span text:style-name="T14">}; </text:span><text:span text:style-name="T14"><text:line-break/></text:span><text:span text:style-name="T14"/></text:p>
            <text:p text:style-name="P13"><text:span text:style-name="T13">struct</text:span><text:span text:style-name="T14"> Derived: </text:span><text:span text:style-name="T13">public</text:span><text:span text:style-name="T14"> Base </text:span><text:span text:style-name="T14"><text:line-break/></text:span><text:span text:style-name="T14">{ </text:span><text:span text:style-name="T14"><text:line-break/></text:span><text:span text:style-name="T14">   </text:span><text:span text:style-name="T13"> virtual</text:span><text:span text:style-name="T14"> </text:span><text:span text:style-name="T13">void</text:span><text:span text:style-name="T14"> f() </text:span><text:span text:style-name="T14"><text:line-break/></text:span><text:span text:style-name="T14">   { </text:span><text:span text:style-name="T14"><text:line-break/></text:span><text:span text:style-name="T14">      cout &lt;&lt; </text:span><text:span text:style-name="T51">"D"</text:span><text:span text:style-name="T14"> &lt;&lt; endl; </text:span><text:span text:style-name="T14"><text:line-break/></text:span><text:span text:style-name="T14">   } </text:span><text:span text:style-name="T14"><text:line-break/></text:span><text:span text:style-name="T14">}; </text:span></text:p>
          </draw:text-box>
        </draw:frame>
        <draw:custom-shape draw:name="Text Box 2" draw:style-name="gr9" draw:text-style-name="P22" draw:layer="layout" svg:width="10.794cm" svg:height="14.477cm" svg:x="13.97cm" svg:y="2.328cm">
          <text:p text:style-name="P21"><text:span text:style-name="T52">int</text:span><text:span text:style-name="T53"> main() </text:span><text:span text:style-name="T53"><text:line-break/></text:span><text:span text:style-name="T53">{ </text:span></text:p>
          <text:p text:style-name="P21"><text:span text:style-name="T53"><text:s text:c="3"/></text:span><text:span text:style-name="T53">Derived d; </text:span></text:p>
          <text:p text:style-name="P21"><text:span text:style-name="T53"/></text:p>
          <text:p text:style-name="P21"><text:span text:style-name="T53"><text:s text:c="3"/></text:span><text:span text:style-name="T53">Base b = d; <text:s/></text:span><text:span text:style-name="T53"><text:line-break/></text:span><text:span text:style-name="T53">   b.f(); </text:span><text:span text:style-name="T54">//B</text:span><text:span text:style-name="T53"><text:line-break/></text:span><text:span text:style-name="T53">   </text:span></text:p>
          <text:p text:style-name="P21"><text:span text:style-name="T53"><text:s text:c="3"/></text:span><text:span text:style-name="T53">Base&amp; bref= d; </text:span><text:span text:style-name="T53"><text:line-break/></text:span><text:span text:style-name="T53">   bref.f(); </text:span><text:span text:style-name="T54">//D</text:span></text:p>
          <text:p text:style-name="P21"><text:span text:style-name="T54"/></text:p>
          <text:p text:style-name="P21"><text:span text:style-name="T55"><text:s text:c="3"/></text:span><text:span text:style-name="T55">Base b1;</text:span><text:span text:style-name="T54"><text:line-break/></text:span><text:span text:style-name="T53"> <text:s text:c="2"/>// Derived d1 = b1;</text:span></text:p>
          <text:p text:style-name="P21"><text:span text:style-name="T53"><text:s text:c="3"/></text:span><text:span text:style-name="T53">// won’t compile</text:span></text:p>
          <text:p text:style-name="P21"><text:span text:style-name="T5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2" xml:id="id1" draw:id="id1" draw:layer="layout" svg:width="0.512cm" svg:height="2.564cm" svg:x="21.44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7">struct</text:span><text:span text:style-name="T22"> Base {</text:span></text:p>
            <text:p text:style-name="P13"><text:span text:style-name="T22"><text:s text:c="2"/></text:span><text:span text:style-name="T25">virtual</text:span><text:span text:style-name="T22"> </text:span><text:span text:style-name="T25">void</text:span><text:span text:style-name="T22"> f() { cout&lt;&lt; </text:span><text:span text:style-name="T56">"Base f()" </text:span><text:span text:style-name="T22">&lt;&lt;endl; }</text:span></text:p>
            <text:p text:style-name="P13"><text:span text:style-name="T22"><text:s text:c="10"/></text:span><text:span text:style-name="T25">void</text:span><text:span text:style-name="T22"> g() { f()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struct</text:span><text:span text:style-name="T22"> Derived : </text:span><text:span text:style-name="T25">public</text:span><text:span text:style-name="T22"> Base {</text:span></text:p>
            <text:p text:style-name="P13"><text:span text:style-name="T22"><text:s text:c="2"/></text:span><text:span text:style-name="T25">void </text:span><text:span text:style-name="T22">f() { cout&lt;&lt;</text:span><text:span text:style-name="T56"> “Derived f()"</text:span><text:span text:style-name="T22"> &lt;&lt;endl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int</text:span><text:span text:style-name="T22"> main(){</text:span></text:p>
            <text:p text:style-name="P13"><text:span text:style-name="T22"><text:s text:c="2"/></text:span><text:span text:style-name="T22">Derived d;</text:span></text:p>
            <text:p text:style-name="P13"><text:span text:style-name="T22"><text:s text:c="2"/></text:span><text:span text:style-name="T22">d.g() </text:span></text:p>
            <text:p text:style-name="P13"><text:span text:style-name="T22"/></text:p>
            <text:p text:style-name="P13"><text:span text:style-name="T23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3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7">struct</text:span><text:span text:style-name="T22"> Base {</text:span></text:p>
            <text:p text:style-name="P13"><text:span text:style-name="T22"><text:s text:c="2"/></text:span><text:span text:style-name="T25">virtual</text:span><text:span text:style-name="T22"> </text:span><text:span text:style-name="T25">void</text:span><text:span text:style-name="T22"> f() { cout&lt;&lt; </text:span><text:span text:style-name="T56">"Base f()" </text:span><text:span text:style-name="T22">&lt;&lt;endl; }</text:span></text:p>
            <text:p text:style-name="P13"><text:span text:style-name="T22"><text:s text:c="10"/></text:span><text:span text:style-name="T25">void</text:span><text:span text:style-name="T22"> g(</text:span><text:span text:style-name="T57">Base* this</text:span><text:span text:style-name="T22">) {</text:span><text:span text:style-name="T57">this-&gt;</text:span><text:span text:style-name="T22">f()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struct</text:span><text:span text:style-name="T22"> Derived : </text:span><text:span text:style-name="T25">public</text:span><text:span text:style-name="T22"> Base {</text:span></text:p>
            <text:p text:style-name="P13"><text:span text:style-name="T22"><text:s text:c="2"/></text:span><text:span text:style-name="T25">void </text:span><text:span text:style-name="T22">f() { cout&lt;&lt;</text:span><text:span text:style-name="T56"> “Derived f()"</text:span><text:span text:style-name="T22"> &lt;&lt;endl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int</text:span><text:span text:style-name="T22"> main(){</text:span></text:p>
            <text:p text:style-name="P13"><text:span text:style-name="T22"><text:s text:c="2"/></text:span><text:span text:style-name="T22">Derived d;</text:span></text:p>
            <text:p text:style-name="P13"><text:span text:style-name="T22"><text:s text:c="2"/></text:span><text:span text:style-name="T57">Base::</text:span><text:span text:style-name="T22">g(</text:span><text:span text:style-name="T57">&amp;d</text:span><text:span text:style-name="T22">) </text:span></text:p>
            <text:p text:style-name="P13"><text:span text:style-name="T22">}</text:span></text:p>
            <text:p text:style-name="P13"><text:span text:style-name="T23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4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con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64cm" presentation:class="outline" presentation:user-transformed="true">
          <draw:text-box>
            <text:p text:style-name="P13"><text:span text:style-name="T10">struct</text:span><text:span text:style-name="T22"> Base {</text:span></text:p>
            <text:p text:style-name="P13"><text:span text:style-name="T22"><text:s text:c="2"/></text:span><text:span text:style-name="T22">Base() { f(); }</text:span></text:p>
            <text:p text:style-name="P13"><text:span text:style-name="T22"><text:s text:c="2"/></text:span><text:span text:style-name="T58">virtual void </text:span><text:span text:style-name="T22">f(){ cout&lt;&lt;“Base”&lt;&lt;endl;}</text:span></text:p>
            <text:p text:style-name="P13"><text:span text:style-name="T22">};</text:span></text:p>
            <text:p text:style-name="P13"><text:span text:style-name="T58">struct</text:span><text:span text:style-name="T22"> Derived: </text:span><text:span text:style-name="T58">public</text:span><text:span text:style-name="T22"> Base {</text:span></text:p>
            <text:p text:style-name="P13"><text:span text:style-name="T22"><text:s text:c="2"/></text:span><text:span text:style-name="T58">virtual void </text:span><text:span text:style-name="T22">f(){ cout&lt;&lt;“Derived”&lt;&lt;endl;}</text:span></text:p>
            <text:p text:style-name="P13"><text:span text:style-name="T22">};</text:span></text:p>
            <text:p text:style-name="P13"><text:span text:style-name="T58">int</text:span><text:span text:style-name="T22"> main(){</text:span></text:p>
            <text:p text:style-name="P13"><text:span text:style-name="T22"><text:s text:c="2"/></text:span><text:span text:style-name="T22">Derived d; </text:span><text:span text:style-name="T59">// would print “Base”</text:span></text:p>
            <text:p text:style-name="P13"><text:span text:style-name="T59">}</text:span></text:p>
            <text:p text:style-name="P13"><text:span text:style-name="T60">Why? Because when Base() is called, Derived is not constructed yet! <text:s text:c="3"/></text:span><text:span text:style-name="T61"><text:a xlink:href="https://stackoverflow.com/q/962132/827927" xlink:type="simple">https://stackoverflow.com/q/962132/827927</text:a></text:span><text:span text:style-name="T61">s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5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de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10">struct</text:span><text:span text:style-name="T22"> Base {</text:span></text:p>
            <text:p text:style-name="P13"><text:span text:style-name="T22"><text:s text:c="2"/></text:span><text:span text:style-name="T22">~Base() { f(); }</text:span></text:p>
            <text:p text:style-name="P13"><text:span text:style-name="T22"><text:s text:c="2"/></text:span><text:span text:style-name="T58">virtual void </text:span><text:span text:style-name="T22">f() { cout&lt;&lt;“Base”&lt;&lt;endl;}</text:span></text:p>
            <text:p text:style-name="P13"><text:span text:style-name="T22">};</text:span></text:p>
            <text:p text:style-name="P13"><text:span text:style-name="T58">struct</text:span><text:span text:style-name="T22"> Derived: </text:span><text:span text:style-name="T58">public</text:span><text:span text:style-name="T22"> Base {</text:span></text:p>
            <text:p text:style-name="P13"><text:span text:style-name="T22"><text:s text:c="2"/></text:span><text:span text:style-name="T58">virtual void </text:span><text:span text:style-name="T22">f() { cout&lt;&lt;“Derived”&lt;&lt;endl;}</text:span></text:p>
            <text:p text:style-name="P13"><text:span text:style-name="T22">};</text:span></text:p>
            <text:p text:style-name="P13"><text:span text:style-name="T58">int</text:span><text:span text:style-name="T22"> main(){</text:span></text:p>
            <text:p text:style-name="P13"><text:span text:style-name="T22"><text:s text:c="2"/></text:span><text:span text:style-name="T22">Derived d; </text:span><text:span text:style-name="T59">// would print “Base”</text:span></text:p>
            <text:p text:style-name="P13"><text:span text:style-name="T59">}</text:span></text:p>
            <text:p text:style-name="P13"><text:span text:style-name="T60">Why? Because when ~Base() is called, Derived is already destructed! <text:s text:c="3"/></text:span><text:span text:style-name="T61"><text:a xlink:href="https://stackoverflow.com/q/962132/827927" xlink:type="simple">https://stackoverflow.com/q/962132/827927</text:a></text:span></text:p>
            <text:p text:style-name="P13"><text:span text:style-name="T22"/></text:p>
            <text:p text:style-name="P13"><text:span text:style-name="T62"/></text:p>
          </draw:text-box>
        </draw:frame>
        <presentation:notes draw:style-name="dp4">
          <draw:page-thumbnail draw:style-name="gr1" draw:layer="layout" svg:width="14.212cm" svg:height="10.659cm" svg:x="2.753cm" svg:y="2.16cm" draw:page-number="26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rules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27"><text:span text:style-name="T6">When calling a method, polymorphism will take place if:</text:span></text:p>
            <text:list text:style-name="L6">
              <text:list-item>
                <text:list>
                  <text:list-item>
                    <text:p text:style-name="P28"><text:span text:style-name="T6"><text:s/></text:span><text:span text:style-name="T6">We call a method through pointer or reference to a base class that actually points to a derived object.</text:span></text:p>
                  </text:list-item>
                  <text:list-item>
                    <text:p text:style-name="P28"><text:span text:style-name="T6"><text:s/></text:span><text:span text:style-name="T6">The method must be virtual.</text:span></text:p>
                  </text:list-item>
                  <text:list-item>
                    <text:p text:style-name="P28"><text:span text:style-name="T6"><text:s/></text:span><text:span text:style-name="T6">We are not in ctor / dtor</text:span></text:p>
                  </text:list-item>
                  <text:list-item>
                    <text:p text:style-name="P28"><text:span text:style-name="T6"><text:s/></text:span><text:span text:style-name="T6">The derived class must override the base method with exactly the same signature </text:span><text:span text:style-name="T6"><text:line-break/></text:span><text:span text:style-name="T44">(C++11 put </text:span><text:span text:style-name="T63">override</text:span><text:span text:style-name="T44"> between () and { } to check that the method really overrides in compile time)</text:span></text:p>
                  </text:list-item>
                </text:list>
              </text:list-item>
            </text:list>
            <text:p text:style-name="P19"><text:span text:style-name="T6"/></text:p>
            <text:p text:style-name="P19"><text:span text:style-name="T6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7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Implementation of Virtual Methods (under the hood)" draw:style-name="dp1" draw:master-page-name="כותרת_20_ותוכן" presentation:presentation-page-layout-name="AL2T11">
        <draw:frame draw:name="Rectangle 2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Implementation of Virtual Methods (under the hoo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Possible approach:</text:span></text:p>
            <text:list text:style-name="L5">
              <text:list-item>
                <text:list>
                  <text:list-item>
                    <text:p text:style-name="P18"><text:span text:style-name="T42">If </text:span><text:span text:style-name="T64">foo()</text:span><text:span text:style-name="T65"> is a virtual method, then each object has a pointer to the implementation of </text:span><text:span text:style-name="T64">foo() </text:span><text:span text:style-name="T65">that it uses</text:span></text:p>
                  </text:list-item>
                  <text:list-item>
                    <text:p text:style-name="P18"><text:span text:style-name="T65">Can be implemented by using array of pointers to functions <text:s/></text:span></text:p>
                  </text:list-item>
                </text:list>
              </text:list-item>
            </text:list>
            <text:p text:style-name="P13"><text:span text:style-name="T29">Cost: </text:span></text:p>
            <text:list text:continue-numbering="true" text:style-name="L5">
              <text:list-item>
                <text:list>
                  <text:list-item>
                    <text:p text:style-name="P18"><text:span text:style-name="T65">Each virtual method requires a pointer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<text:span text:style-name="T66">Large number of virtual methods </text:span></text:p>
                      </text:list-item>
                      <text:list-item>
                        <text:p text:style-name="P18"><text:span text:style-name="T66"><text:tab/></text:span><text:span text:style-name="T67"></text:span><text:span text:style-name="T66"> </text:span><text:span text:style-name="T66">waste of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Alternative solution:</text:span></text:p>
            <text:list text:style-name="L5">
              <text:list-item>
                <text:list>
                  <text:list-item>
                    <text:p text:style-name="P18"><text:span text:style-name="T42">Each object has a </text:span><text:span text:style-name="T68">single </text:span><text:span text:style-name="T42">pointer to an array of function pointers</text:span></text:p>
                  </text:list-item>
                  <text:list-item>
                    <text:p text:style-name="P18"><text:span text:style-name="T42">This array points to the appropriate functions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Cost:</text:span></text:p>
            <text:list text:continue-numbering="true" text:style-name="L5">
              <text:list-item>
                <text:list>
                  <text:list-item>
                    <text:p text:style-name="P18"><text:span text:style-name="T42">For each class, we store one table</text:span></text:p>
                  </text:list-item>
                  <text:list-item>
                    <text:p text:style-name="P18"><text:span text:style-name="T42">Each object contains one field that points to the right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page31" draw:style-name="dp1" draw:master-page-name="כותרת_20_בלבד" presentation:presentation-page-layout-name="AL4T19">
        <draw:custom-shape draw:name="Rectangle 3" draw:style-name="gr11" draw:text-style-name="P29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0" draw:layer="layout" svg:width="8.779cm" svg:height="17.191cm" svg:x="0.71cm" svg:y="0.984cm">
          <text:p text:style-name="P21"><text:span text:style-name="T69">class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   </text:span><text:span text:style-name="T69">virtual</text:span><text:span text:style-name="T70"> </text:span><text:span text:style-name="T69">void</text:span><text:span text:style-name="T70"> f1();    </text:span><text:span text:style-name="T69">virtual</text:span><text:span text:style-name="T70"> </text:span><text:span text:style-name="T69">void</text:span><text:span text:style-name="T70"> f2();    </text:span><text:span text:style-name="T69">int</text:span><text:span text:style-name="T70"> _a; </text:span><text:span text:style-name="T70"><text:line-break/></text:span><text:span text:style-name="T70">}; </text:span></text:p>
          <text:p text:style-name="P21"><text:span text:style-name="T70"><text:line-break/></text:span><text:span text:style-name="T69">class</text:span><text:span text:style-name="T70"> B: </text:span><text:span text:style-name="T69">public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   </text:span><text:span text:style-name="T69">virtual void</text:span><text:span text:style-name="T70"> f1(); </text:span></text:p>
          <text:p text:style-name="P21"><text:span text:style-name="T70"><text:s text:c="3"/></text:span><text:span text:style-name="T69">virtual void</text:span><text:span text:style-name="T70"> f3();</text:span></text:p>
          <text:p text:style-name="P21"><text:span text:style-name="T70"><text:s text:c="3"/></text:span><text:span text:style-name="T69">void</text:span><text:span text:style-name="T70"> f4(); </text:span><text:span text:style-name="T70"><text:line-break/></text:span><text:span text:style-name="T70">   </text:span><text:span text:style-name="T69">int</text:span><text:span text:style-name="T70"> _b; </text:span><text:span text:style-name="T70"><text:line-break/></text:span><text:span text:style-name="T70">}; </text:span></text:p>
          <text:p text:style-name="P21"><text:span text:style-name="T70"><text:line-break/></text:span><text:span text:style-name="T70">A* a1= new A;</text:span></text:p>
          <text:p text:style-name="P21"><text:span text:style-name="T70">A* a2= new A;</text:span><text:span text:style-name="T70"><text:line-break/></text:span><text:span text:style-name="T70">A* a3= new B;</text:span></text:p>
          <text:p text:style-name="P21"><text:span text:style-name="T70">a1→f1();</text:span></text:p>
          <text:p text:style-name="P21"><text:span text:style-name="T70">a3→f1(); // sam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0" draw:layer="layout" svg:width="4.444cm" svg:height="3.299cm" svg:x="20.457cm" svg:y="3.81cm">
          <text:p text:style-name="P21"><text:span text:style-name="T71">void A::f1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0" draw:layer="layout" svg:width="4.444cm" svg:height="3.299cm" svg:x="20.457cm" svg:y="7.567cm">
          <text:p text:style-name="P21"><text:span text:style-name="T71">void A::f2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0" draw:layer="layout" svg:width="4.444cm" svg:height="3.299cm" svg:x="20.457cm" svg:y="11.324cm">
          <text:p text:style-name="P21"><text:span text:style-name="T71">void B::f1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2" draw:layer="layout" svg:width="2.45cm" svg:height="1.098cm" svg:x="16.441cm" svg:y="6.853cm">
          <text:p text:style-name="P23"><text:span text:style-name="T73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22" draw:layer="layout" svg:width="0.969cm" svg:height="1.267cm" svg:x="16.46cm" svg:y="8.123cm">
          <text:p text:style-name="P23"><text:span text:style-name="T7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22" draw:layer="layout" svg:width="0.969cm" svg:height="1.267cm" svg:x="16.398cm" svg:y="11.95cm">
          <text:p text:style-name="P23"><text:span text:style-name="T7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5" draw:text-style-name="P22" draw:layer="layout" svg:width="3.386cm" svg:height="1.009cm" svg:x="11.492cm" svg:y="7.505cm">
              <text:p text:style-name="P21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5" draw:text-style-name="P22" draw:layer="layout" svg:width="3.386cm" svg:height="1.009cm" svg:x="11.492cm" svg:y="8.515cm">
              <text:p text:style-name="P23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22" draw:layer="layout" svg:width="2.576cm" svg:height="1.61cm" svg:x="9.326cm" svg:y="7.21cm">
            <text:p text:style-name="P21"><text:span text:style-name="T73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5" draw:text-style-name="P22" draw:layer="layout" svg:width="3.386cm" svg:height="1.009cm" svg:x="11.492cm" svg:y="13.057cm">
              <text:p text:style-name="P21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5" draw:text-style-name="P22" draw:layer="layout" svg:width="3.386cm" svg:height="1.009cm" svg:x="11.492cm" svg:y="14.067cm">
              <text:p text:style-name="P23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5" draw:text-style-name="P22" draw:layer="layout" svg:width="3.386cm" svg:height="1.009cm" svg:x="11.492cm" svg:y="15.077cm">
              <text:p text:style-name="P23"><text:span text:style-name="T73">_</text:span><text:span text:style-name="T73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22" draw:layer="layout" svg:width="2.576cm" svg:height="1.61cm" svg:x="9.33cm" svg:y="12.762cm">
            <text:p text:style-name="P21"><text:span text:style-name="T73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5" draw:text-style-name="P22" draw:layer="layout" svg:width="3.386cm" svg:height="1.009cm" svg:x="11.492cm" svg:y="10.279cm">
              <text:p text:style-name="P21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5" draw:text-style-name="P22" draw:layer="layout" svg:width="3.386cm" svg:height="1.009cm" svg:x="11.492cm" svg:y="11.289cm">
              <text:p text:style-name="P23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22" draw:layer="layout" svg:width="2.576cm" svg:height="1.61cm" svg:x="9.326cm" svg:y="9.984cm">
            <text:p text:style-name="P21"><text:span text:style-name="T73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0" draw:layer="layout" svg:width="4.444cm" svg:height="3.299cm" svg:x="20.457cm" svg:y="15.081cm">
          <text:p text:style-name="P21"><text:span text:style-name="T71">void B::f3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5" draw:text-style-name="P22" draw:layer="layout" svg:width="2.116cm" svg:height="1.009cm" svg:x="16.642cm" svg:y="13.07cm">
            <text:p text:style-name="P23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5" draw:text-style-name="P22" draw:layer="layout" svg:width="2.116cm" svg:height="1.009cm" svg:x="16.642cm" svg:y="14.08cm">
            <text:p text:style-name="P23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5" draw:text-style-name="P22" draw:layer="layout" svg:width="2.116cm" svg:height="1.009cm" svg:x="16.642cm" svg:y="15.09cm">
            <text:p text:style-name="P23"><text:span text:style-name="T73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5" draw:text-style-name="P22" draw:layer="layout" svg:width="2.116cm" svg:height="1.009cm" svg:x="16.642cm" svg:y="9.393cm">
            <text:p text:style-name="P23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5" draw:text-style-name="P22" draw:layer="layout" svg:width="2.116cm" svg:height="1.009cm" svg:x="16.642cm" svg:y="10.403cm">
            <text:p text:style-name="P23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6" draw:text-style-name="P17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6" draw:text-style-name="P17" draw:layer="layout" svg:width="1.684cm" svg:height="0.885cm" svg:x="14.918cm" svg:y="9.8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6" draw:text-style-name="P17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7" draw:text-style-name="P17" draw:layer="layout" svg:width="1.697cm" svg:height="4.419cm" svg:x="18.759cm" svg:y="5.4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7" draw:text-style-name="P17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7" draw:text-style-name="P17" draw:layer="layout" svg:width="1.697cm" svg:height="0.583cm" svg:x="18.759cm" svg:y="12.9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7" draw:text-style-name="P17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17" draw:text-style-name="P17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custom-shape draw:name="AutoShape 35" draw:style-name="gr18" draw:text-style-name="P17" draw:layer="layout" svg:width="9.947cm" svg:height="0.007cm" svg:x="9.489cm" svg:y="15.21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1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page32" draw:style-name="dp1" draw:master-page-name="כותרת_20_בלבד" presentation:presentation-page-layout-name="AL4T19">
        <draw:custom-shape draw:name="Rectangle 3" draw:style-name="gr19" draw:text-style-name="P29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1" draw:layer="layout" svg:width="8.779cm" svg:height="17.189cm" svg:x="0.71cm" svg:y="0.984cm">
          <text:p text:style-name="P21"><text:span text:style-name="T69">class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   </text:span><text:span text:style-name="T69">virtual</text:span><text:span text:style-name="T70"> </text:span><text:span text:style-name="T69">void</text:span><text:span text:style-name="T70"> f1();    </text:span><text:span text:style-name="T69">virtual</text:span><text:span text:style-name="T70"> </text:span><text:span text:style-name="T69">void</text:span><text:span text:style-name="T70"> f2();    </text:span><text:span text:style-name="T69">int</text:span><text:span text:style-name="T70"> _a; </text:span><text:span text:style-name="T70"><text:line-break/></text:span><text:span text:style-name="T70">}; </text:span></text:p>
          <text:p text:style-name="P21"><text:span text:style-name="T70"><text:line-break/></text:span><text:span text:style-name="T69">class</text:span><text:span text:style-name="T70"> B: </text:span><text:span text:style-name="T69">public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   </text:span><text:span text:style-name="T69">virtual</text:span><text:span text:style-name="T70"> </text:span><text:span text:style-name="T69">void</text:span><text:span text:style-name="T70"> f1();    </text:span><text:span text:style-name="T69">virtual</text:span><text:span text:style-name="T70"> </text:span><text:span text:style-name="T69">void</text:span><text:span text:style-name="T70"> f3();    </text:span><text:span text:style-name="T69">void</text:span><text:span text:style-name="T70"> f4(); </text:span><text:span text:style-name="T70"><text:line-break/></text:span><text:span text:style-name="T70">   </text:span><text:span text:style-name="T69">int</text:span><text:span text:style-name="T70"> _b; </text:span><text:span text:style-name="T70"><text:line-break/></text:span><text:span text:style-name="T70">}; </text:span><text:span text:style-name="T70"><text:line-break/></text:span><text:span text:style-name="T70"><text:line-break/></text:span><text:span text:style-name="T70">A* a1= new A;</text:span></text:p>
          <text:p text:style-name="P21"><text:span text:style-name="T70">A* a2= new A; </text:span><text:span text:style-name="T70"><text:line-break/></text:span><text:span text:style-name="T70">A* a3= new B; <text:s/></text:span></text:p>
          <text:p text:style-name="P21"><text:span text:style-name="T70">a3→f3(); // comp.err.</text:span></text:p>
          <text:p text:style-name="P21"><text:span text:style-name="T70">a3→f4(); // comp.er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1" draw:layer="layout" svg:width="4.444cm" svg:height="3.299cm" svg:x="20.457cm" svg:y="3.81cm">
          <text:p text:style-name="P21"><text:span text:style-name="T71">void A::f1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1" draw:layer="layout" svg:width="4.444cm" svg:height="3.299cm" svg:x="20.457cm" svg:y="7.567cm">
          <text:p text:style-name="P21"><text:span text:style-name="T71">void A::f2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1" draw:layer="layout" svg:width="4.444cm" svg:height="3.299cm" svg:x="20.457cm" svg:y="11.324cm">
          <text:p text:style-name="P21"><text:span text:style-name="T71">void B::f1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2" draw:layer="layout" svg:width="2.45cm" svg:height="1.098cm" svg:x="16.441cm" svg:y="6.853cm">
          <text:p text:style-name="P23"><text:span text:style-name="T73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32" draw:layer="layout" svg:width="0.969cm" svg:height="1.267cm" svg:x="16.46cm" svg:y="8.123cm">
          <text:p text:style-name="P23"><text:span text:style-name="T7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32" draw:layer="layout" svg:width="0.969cm" svg:height="1.267cm" svg:x="16.398cm" svg:y="11.95cm">
          <text:p text:style-name="P23"><text:span text:style-name="T7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0" draw:text-style-name="P33" draw:layer="layout" svg:width="3.386cm" svg:height="1.009cm" svg:x="11.492cm" svg:y="7.505cm">
              <text:p text:style-name="P21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0" draw:text-style-name="P32" draw:layer="layout" svg:width="3.386cm" svg:height="1.009cm" svg:x="11.492cm" svg:y="8.515cm">
              <text:p text:style-name="P23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33" draw:layer="layout" svg:width="2.576cm" svg:height="1.61cm" svg:x="9.326cm" svg:y="7.21cm">
            <text:p text:style-name="P21"><text:span text:style-name="T73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0" draw:text-style-name="P33" draw:layer="layout" svg:width="3.386cm" svg:height="1.009cm" svg:x="11.492cm" svg:y="13.057cm">
              <text:p text:style-name="P21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0" draw:text-style-name="P32" draw:layer="layout" svg:width="3.386cm" svg:height="1.009cm" svg:x="11.492cm" svg:y="14.067cm">
              <text:p text:style-name="P23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0" draw:text-style-name="P32" draw:layer="layout" svg:width="3.386cm" svg:height="1.009cm" svg:x="11.492cm" svg:y="15.077cm">
              <text:p text:style-name="P23"><text:span text:style-name="T73">_</text:span><text:span text:style-name="T73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33" draw:layer="layout" svg:width="2.576cm" svg:height="1.61cm" svg:x="9.33cm" svg:y="12.762cm">
            <text:p text:style-name="P21"><text:span text:style-name="T73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0" draw:text-style-name="P33" draw:layer="layout" svg:width="3.386cm" svg:height="1.009cm" svg:x="11.492cm" svg:y="10.279cm">
              <text:p text:style-name="P21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2" draw:layer="layout" svg:width="3.386cm" svg:height="1.009cm" svg:x="11.492cm" svg:y="11.289cm">
              <text:p text:style-name="P23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33" draw:layer="layout" svg:width="2.576cm" svg:height="1.61cm" svg:x="9.326cm" svg:y="9.984cm">
            <text:p text:style-name="P21"><text:span text:style-name="T73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1" draw:layer="layout" svg:width="4.444cm" svg:height="3.299cm" svg:x="20.457cm" svg:y="15.081cm">
          <text:p text:style-name="P21"><text:span text:style-name="T71">void B::f3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1" draw:text-style-name="P32" draw:layer="layout" svg:width="2.116cm" svg:height="1.009cm" svg:x="16.642cm" svg:y="13.07cm">
            <text:p text:style-name="P23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1" draw:text-style-name="P32" draw:layer="layout" svg:width="2.116cm" svg:height="1.009cm" svg:x="16.642cm" svg:y="14.08cm">
            <text:p text:style-name="P23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1" draw:text-style-name="P32" draw:layer="layout" svg:width="2.116cm" svg:height="1.009cm" svg:x="16.642cm" svg:y="15.09cm">
            <text:p text:style-name="P23"><text:span text:style-name="T73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1" draw:text-style-name="P32" draw:layer="layout" svg:width="2.116cm" svg:height="1.009cm" svg:x="16.642cm" svg:y="9.393cm">
            <text:p text:style-name="P23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" draw:text-style-name="P32" draw:layer="layout" svg:width="2.116cm" svg:height="1.009cm" svg:x="16.642cm" svg:y="10.403cm">
            <text:p text:style-name="P23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2" draw:text-style-name="P17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3" draw:text-style-name="P17" draw:layer="layout" svg:width="1.684cm" svg:height="0.885cm" svg:x="14.918cm" svg:y="9.8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4" draw:text-style-name="P17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5" draw:text-style-name="P17" draw:layer="layout" svg:width="1.697cm" svg:height="4.419cm" svg:x="18.759cm" svg:y="5.4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6" draw:text-style-name="P17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7" draw:text-style-name="P17" draw:layer="layout" svg:width="1.697cm" svg:height="0.583cm" svg:x="18.759cm" svg:y="12.9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8" draw:text-style-name="P17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29" draw:text-style-name="P17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custom-shape draw:name="AutoShape 35" draw:style-name="gr18" draw:text-style-name="P17" draw:layer="layout" svg:width="9.947cm" svg:height="0.007cm" svg:x="9.489cm" svg:y="15.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0" draw:text-style-name="P34" draw:layer="layout" svg:width="17.797cm" svg:height="6.654cm" svg:x="0.591cm" svg:y="0.449cm">
          <text:p text:style-name="P13"><text:span text:style-name="T6">Through *a3 everything below the red dashed line will be hidden (you can downcast to a different name, la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al Functions - demo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custom-shape draw:name="Rectangle 3" draw:style-name="gr31" draw:text-style-name="P36" draw:layer="layout" svg:width="9.468cm" svg:height="15.874cm" svg:x="14.986cm" svg:y="4.262cm">
          <text:p text:style-name="P35"><text:span text:style-name="T75">class Base {</text:span></text:p>
          <text:p text:style-name="P35"><text:span text:style-name="T75"><text:s text:c="4"/></text:span><text:span text:style-name="T75">public:</text:span></text:p>
          <text:p text:style-name="P35"><text:span text:style-name="T75"><text:tab/></text:span><text:span text:style-name="T75">int x, y;</text:span></text:p>
          <text:p text:style-name="P35"><text:span text:style-name="T75"><text:tab/></text:span><text:span text:style-name="T75">int f() { return 111; }</text:span></text:p>
          <text:p text:style-name="P35"><text:span text:style-name="T75"><text:s text:c="4"/></text:span><text:span text:style-name="T75">virtual int g() { return 222; }</text:span></text:p>
          <text:p text:style-name="P35"><text:span text:style-name="T75"><text:s text:c="4"/></text:span><text:span text:style-name="T75">virtual int h() { return 333;}</text:span></text:p>
          <text:p text:style-name="P35"><text:span text:style-name="T75">};</text:span></text:p>
          <text:p text:style-name="P35"><text:span text:style-name="T75"/></text:p>
          <text:p text:style-name="P35"><text:span text:style-name="T75">class Derived: public Base {</text:span></text:p>
          <text:p text:style-name="P35"><text:span text:style-name="T75"><text:s text:c="4"/></text:span><text:span text:style-name="T75">int g() { return 444; }</text:span></text:p>
          <text:p text:style-name="P35"><text:span text:style-name="T75">};</text:span></text:p>
          <text:p text:style-name="P35"><text:span text:style-name="T75"/></text:p>
          <text:p text:style-name="P35"><text:span text:style-name="T75">int main() {</text:span></text:p>
          <text:p text:style-name="P35"><text:span text:style-name="T75"><text:s text:c="4"/></text:span><text:span text:style-name="T75">Base* p = new Derived;</text:span></text:p>
          <text:p text:style-name="P35"><text:span text:style-name="T75"><text:s text:c="4"/></text:span><text:span text:style-name="T75">p-&gt;f();</text:span></text:p>
          <text:p text:style-name="P35"><text:span text:style-name="T75"><text:s text:c="4"/></text:span><text:span text:style-name="T75">p-&gt;g();</text:span></text:p>
          <text:p text:style-name="P35"><text:span text:style-name="T75"><text:s text:c="4"/></text:span><text:span text:style-name="T75">p-&gt;h();</text:span></text:p>
          <text:p text:style-name="P35"><text:span text:style-name="T75"><text:tab/></text:span><text:span text:style-name="T75">return 0;</text:span></text:p>
          <text:p text:style-name="P35"><text:span text:style-name="T75">}</text:span></text:p>
          <text:p text:style-name="P35"><text:span text:style-name="T7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7" draw:layer="layout" svg:width="11.684cm" svg:height="3.095cm" svg:x="1.016cm" svg:y="5.842cm">
          <draw:text-box>
            <text:p>Either view folder 2</text:p>
            <text:p/>
            <text:p>Or put the following code in https://godbolt.org/</text:p>
          </draw:text-box>
        </draw:frame>
        <presentation:notes draw:style-name="dp4">
          <draw:page-thumbnail draw:style-name="gr1" draw:layer="layout" svg:width="14.212cm" svg:height="10.659cm" svg:x="2.753cm" svg:y="2.16cm" draw:page-number="33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כותרת_20_ותוכן" presentation:presentation-page-layout-name="AL2T11"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Calling virtual function from a ctor/dtor explaine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custom-shape draw:name="Rectangle 3" draw:style-name="gr33" draw:text-style-name="P38" draw:layer="layout" svg:width="23.706cm" svg:height="15.874cm" svg:x="0.748cm" svg:y="4.262cm">
          <text:list text:style-name="L8">
            <text:list-item>
              <text:list>
                <text:list-item>
                  <text:p text:style-name="P35"><text:span text:style-name="T6">When the code to the ctor/dtor is generated, it is generated to its class and not for a different class.</text:span></text:p>
                </text:list-item>
                <text:list-item>
                  <text:p text:style-name="P35"><text:span text:style-name="T6">Thus, the vptr will be to the vtable of the same clas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4.212cm" svg:height="10.659cm" svg:x="2.753cm" svg:y="2.16cm" draw:page-number="34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– cos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24" draw:text-style-name="P38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5"><text:span text:style-name="T18">Time</text:span><text:span text:style-name="T6">: Calling a virtual method is more expensive than standard call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5"><text:span text:style-name="T6">Two pointers are “chased” to get to the address of the function</text:span></text:p>
                      </text:list-item>
                      <text:list-item>
                        <text:p text:style-name="P35"><text:span text:style-name="T6">No inlining</text:span></text:p>
                      </text:list-item>
                    </text:list>
                  </text:list-item>
                  <text:list-item>
                    <text:p text:style-name="P39"><text:span text:style-name="T18">Memory</text:span><text:span text:style-name="T6">: objects with virtual methods have an additional fields (about 8 bytes).</text:span></text:p>
                  </text:list-item>
                  <text:list-item>
                    <text:p text:style-name="P39"><text:span text:style-name="T18">Conclusion</text:span><text:span text:style-name="T6">: Declare a function “virtual” only if you need polymorph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35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2" text:id="id2" text:style-name="P15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44">Which destructor is called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page37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3" text:id="id3" text:style-name="P15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44">Which destructor is called? </text:span><text:span text:style-name="T12">Base::~Base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Destruc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40"><text:span text:style-name="T6"/></text:p>
            <text:list text:style-name="L3">
              <text:list-item>
                <text:p text:style-name="P40"><text:span text:style-name="T6">Destructor is like any other method</text:span></text:p>
              </text:list-item>
              <text:list-item>
                <text:p text:style-name="P40"><text:span text:style-name="T6">The example uses static resolution, and hence the wrong destructor is called</text:span></text:p>
              </text:list-item>
              <text:list-item>
                <text:p text:style-name="P40"><text:span text:style-name="T6">To fix that, we need to declare virtual destructor </text:span><text:span text:style-name="T18">at the base class!</text:span></text:p>
              </text:list-item>
            </text:list>
            <text:p text:style-name="P13"><text:span text:style-name="T6"/></text:p>
            <text:p text:style-name="P13"><text:span text:style-name="T6">Once you declare virtual destructor, derived class must declare a destructor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page39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41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4" text:id="id4" text:style-name="P15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irtual </text:span><text:span text:style-name="T11">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44">Which destructor is called? Derived</text:span><text:span text:style-name="T12">::~</text:span><text:span text:style-name="T44">Derived</text:span><text:span text:style-name="T12">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2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Abstrac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Revisiting our example, we write:</text:span></text:p>
            <text:p text:style-name="P13"><text:span text:style-name="T44"/></text:p>
            <text:p text:style-name="P15"><text:span text:style-name="T10">class</text:span><text:span text:style-name="T11"> Shap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irtual</text:span><text:span text:style-name="T11"> ~Shape(); </text:span><text:span text:style-name="T76"><text:line-break/></text:span><text:span text:style-name="T76"> <text:s text:c="2"/></text:span><text:span text:style-name="T10">virtual</text:span><text:span text:style-name="T11"> </text:span><text:span text:style-name="T10">void</text:span><text:span text:style-name="T11"> draw() </text:span><text:span text:style-name="T10">const</text:span><text:span text:style-name="T11">; </text:span><text:span text:style-name="T76"><text:line-break/></text:span><text:span text:style-name="T76"> <text:s text:c="2"/></text:span><text:span text:style-name="T10">virtual</text:span><text:span text:style-name="T11"> </text:span><text:span text:style-name="T10">double</text:span><text:span text:style-name="T11"> area()</text:span><text:span text:style-name="T10"> const</text:span><text:span text:style-name="T11">; </text:span><text:span text:style-name="T76"><text:s/></text:span><text:span text:style-name="T76"><text:line-break/></text:span><text:span text:style-name="T11">}; </text:span><text:span text:style-name="T11"><text:line-break/></text:span><text:span text:style-name="T11"/></text:p>
            <text:p text:style-name="P15"><text:span text:style-name="T44">How do we implement Shape::draw() ?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Interfac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6" draw:text-style-name="P45" draw:layer="layout" svg:width="24.129cm" svg:height="15.662cm" svg:x="0.635cm" svg:y="2.752cm" presentation:class="outline" presentation:user-transformed="true">
          <draw:text-box>
            <text:list text:style-name="L10">
              <text:list-item>
                <text:p text:style-name="P43"><text:span text:style-name="T77">In this example, we never want to deal with objects of type Shape</text:span></text:p>
              </text:list-item>
            </text:list>
            <text:list text:style-name="L11">
              <text:list-item>
                <text:list>
                  <text:list-item>
                    <text:p text:style-name="P44"><text:span text:style-name="T77">Shape serves the role of an interface</text:span></text:p>
                  </text:list-item>
                </text:list>
              </text:list-item>
              <text:list-item>
                <text:p text:style-name="P43"><text:span text:style-name="T77">All shapes need to be specific shapes <text:s/>instances of derived classes of Shape.</text:span></text:p>
              </text:list-item>
              <text:list-item>
                <text:p text:style-name="P43"><text:span text:style-name="T77">How do we enforce this?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We can specify that Shape::draw() must be implemented in derived class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 <text:s text:c="2"/></text:span><text:span text:style-name="T11"><text:tab/></text:span><text:span text:style-name="T10">virtual</text:span><text:span text:style-name="T11"> ~Shape() {}; </text:span></text:p>
            <text:p text:style-name="P15"><text:span text:style-name="T11"><text:s text:c="3"/></text:span><text:span text:style-name="T11"><text:tab/></text:span><text:span text:style-name="T76">// pure virtuals</text:span><text:span text:style-name="T76"><text:line-break/></text:span><text:span text:style-name="T76"> <text:s text:c="2"/></text:span><text:span text:style-name="T76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78">0</text:span><text:span text:style-name="T11">; </text:span><text:span text:style-name="T76"><text:line-break/></text:span><text:span text:style-name="T76"> <text:s text:c="2"/></text:span><text:span text:style-name="T76"><text:tab/></text:span><text:span text:style-name="T10">virtual</text:span><text:span text:style-name="T11"> </text:span><text:span text:style-name="T10">double</text:span><text:span text:style-name="T11"> area() </text:span><text:span text:style-name="T10">const </text:span><text:span text:style-name="T11">= </text:span><text:span text:style-name="T78">0</text:span><text:span text:style-name="T11">; </text:span><text:span text:style-name="T76"><text:line-break/></text:span><text:span text:style-name="T76"> <text:s text:c="2"/></text:span><text:span text:style-name="T76"><text:tab/></text:span><text:span text:style-name="T10">virtual</text:span><text:span text:style-name="T11"> setName() = </text:span><text:span text:style-name="T78">0</text:span><text:span text:style-name="T11">; </text:span><text:span text:style-name="T76"><text:line-break/></text:span><text:span text:style-name="T11">};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We can specify that Shape::draw() must be implemented in derived class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<text:tab/></text:span><text:span text:style-name="T76">// pure virtuals</text:span><text:span text:style-name="T11"> <text:s text:c="2"/></text:span></text:p>
            <text:p text:style-name="P15"><text:span text:style-name="T10"><text:s text:c="5"/></text:span><text:span text:style-name="T10">virtual</text:span><text:span text:style-name="T11"> ~Shape()=</text:span><text:span text:style-name="T78"> 0</text:span><text:span text:style-name="T11">; </text:span><text:span text:style-name="T76"><text:line-break/></text:span><text:span text:style-name="T76"> <text:s text:c="2"/></text:span><text:span text:style-name="T76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78">0</text:span><text:span text:style-name="T11">; </text:span><text:span text:style-name="T76"><text:line-break/></text:span><text:span text:style-name="T76"> <text:s text:c="2"/></text:span><text:span text:style-name="T76"><text:tab/></text:span><text:span text:style-name="T10">virtual</text:span><text:span text:style-name="T11"> </text:span><text:span text:style-name="T10">double</text:span><text:span text:style-name="T11"> area()</text:span><text:span text:style-name="T10"> const </text:span><text:span text:style-name="T11">= </text:span><text:span text:style-name="T78">0</text:span><text:span text:style-name="T11">; </text:span><text:span text:style-name="T76"><text:line-break/></text:span><text:span text:style-name="T11">};</text:span></text:p>
            <text:p text:style-name="P15"><text:span text:style-name="T10">inline</text:span><text:span text:style-name="T11"> Shape::~Shape() { } </text:span><text:span text:style-name="T79">// What?!</text:span></text:p>
            <text:p text:style-name="P15"><text:span text:style-name="T11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We can specify that Shape::draw() </text:span><text:span text:style-name="T80">must be implemented in derived class, but it can be implemented in base also, destructor will be called here so we must define it!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 <text:s text:c="3"/></text:span><text:span text:style-name="T11"><text:tab/></text:span><text:span text:style-name="T10">virtual</text:span><text:span text:style-name="T11"> ~Shape()=</text:span><text:span text:style-name="T78"> 0</text:span><text:span text:style-name="T11">; </text:span><text:span text:style-name="T76"><text:line-break/></text:span><text:span text:style-name="T76"> <text:s text:c="2"/></text:span><text:span text:style-name="T76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78">0</text:span><text:span text:style-name="T11">; </text:span><text:span text:style-name="T76"><text:line-break/></text:span><text:span text:style-name="T76"> <text:s text:c="2"/></text:span><text:span text:style-name="T76"><text:tab/></text:span><text:span text:style-name="T10">virtual</text:span><text:span text:style-name="T11"> </text:span><text:span text:style-name="T10">double</text:span><text:span text:style-name="T11"> area()</text:span><text:span text:style-name="T10"> const </text:span><text:span text:style-name="T11">= </text:span><text:span text:style-name="T78">0</text:span><text:span text:style-name="T11">; </text:span><text:span text:style-name="T76"><text:line-break/></text:span><text:span text:style-name="T11">};</text:span></text:p>
            <text:p text:style-name="P15"><text:span text:style-name="T10">inline</text:span><text:span text:style-name="T11"> Shape::~Shape() { } </text:span><text:span text:style-name="T79">// What?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of a Pure Virtual class – that is an object that contains at least one Pure Virtual method</text:span></text:p>
            <text:p text:style-name="P13"><text:span text:style-name="T6"/></text:p>
            <text:p text:style-name="P15"><text:span text:style-name="T16">Shape* p; </text:span><text:span text:style-name="T81">// legal </text:span><text:span text:style-name="T81"><text:line-break/></text:span><text:span text:style-name="T16">Shape s; </text:span><text:span text:style-name="T82">// illegal</text:span><text:span text:style-name="T81"> </text:span></text:p>
            <text:p text:style-name="P15"><text:span text:style-name="T16">p = </text:span><text:span text:style-name="T20">new</text:span><text:span text:style-name="T16"> Shape; </text:span><text:span text:style-name="T82">// illegal</text:span><text:span text:style-name="T81"> </text:span><text:span text:style-name="T81"><text:line-break/></text:span><text:span text:style-name="T16">Circle c; </text:span><text:span text:style-name="T81">// legal </text:span><text:span text:style-name="T81"><text:line-break/></text:span><text:span text:style-name="T16">p = &amp;c; </text:span><text:span text:style-name="T81">// legal </text:span></text:p>
            <text:p text:style-name="P15"><text:span text:style-name="T16">p = new Circle; </text:span><text:span text:style-name="T81">// legal </text:span><text:span text:style-name="T81"><text:line-break/></text:span><text:span text:style-name="T81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Private Pure Virtual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ivate Pure Virtual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Legal and often used, derived objects must implement but cannot use:</text:span></text:p>
            <text:p text:style-name="P15"><text:span text:style-name="T13">class</text:span><text:span text:style-name="T14"> Shape { </text:span><text:span text:style-name="T13">private</text:span><text:span text:style-name="T14">:</text:span></text:p>
            <text:p text:style-name="P15"><text:span text:style-name="T14"><text:tab/></text:span><text:span text:style-name="T13">virtual</text:span><text:span text:style-name="T14"> </text:span><text:span text:style-name="T13">void</text:span><text:span text:style-name="T14"> drawImpl()= </text:span><text:span text:style-name="T83">0</text:span><text:span text:style-name="T14">;</text:span></text:p>
            <text:p text:style-name="P15"><text:span text:style-name="T14"><text:s text:c="3"/></text:span><text:span text:style-name="T13">static int </text:span><text:span text:style-name="T14">g_numDraws;</text:span></text:p>
            <text:p text:style-name="P15"><text:span text:style-name="T13">public</text:span><text:span text:style-name="T14">:</text:span></text:p>
            <text:p text:style-name="P15"><text:span text:style-name="T13">void</text:span><text:span text:style-name="T14"> draw()</text:span><text:span text:style-name="T13"> const </text:span><text:span text:style-name="T14">{</text:span></text:p>
            <text:p text:style-name="P15"><text:span text:style-name="T14"><text:s/></text:span><text:span text:style-name="T14"><text:tab/></text:span><text:span text:style-name="T14">++g_numDraws;</text:span></text:p>
            <text:p text:style-name="P15"><text:span text:style-name="T14"><text:tab/></text:span><text:span text:style-name="T14">drawImpl();</text:span></text:p>
            <text:p text:style-name="P15"><text:span text:style-name="T14">}</text:span><text:span text:style-name="T14"><text:line-break/></text:span><text:span text:style-name="T13">static</text:span><text:span text:style-name="T14"> </text:span><text:span text:style-name="T13">int</text:span><text:span text:style-name="T14"> numDraws() </text:span><text:span text:style-name="T13">const</text:span><text:span text:style-name="T14"> { return g_numDraws; 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 - Tip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0" draw:text-style-name="P12" draw:layer="layout" svg:width="23.706cm" svg:height="15.874cm" svg:x="0.847cm" svg:y="3.598cm" presentation:class="outline" presentation:user-transformed="true">
          <draw:text-box>
            <text:list text:style-name="L12">
              <text:list-item>
                <text:p text:style-name="P43"><text:span text:style-name="T84">If you have virtual methods in a class, always declare its destructor virtual</text:span></text:p>
              </text:list-item>
              <text:list-item>
                <text:p text:style-name="P43"><text:span text:style-name="T84">Never call virtual methods during construction and destruction</text:span></text:p>
              </text:list-item>
              <text:list-item>
                <text:p text:style-name="P43"><text:span text:style-name="T84">Use pure virtual classes without any fields to define interfaces</text:span></text:p>
              </text:list-item>
              <text:list-item>
                <text:p text:style-name="P43"><text:span text:style-name="T84">Use inheritance with polymorphism with care: Be sure that this is the appropriate solution ("is a" relation)</text:span></text:p>
              </text:list-item>
            </text:list>
          </draw:text-box>
        </draw:frame>
        <presentation:notes draw:style-name="dp2">
          <draw:frame draw:name="Rectangle 7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85"><text:page-number>49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47" presentation:class="page"/>
          <draw:frame draw:name="Rectangle 3" presentation:style-name="pr2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Interface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6" draw:layer="layout" svg:width="23.706cm" svg:height="1.776cm" svg:x="0.847cm" svg:y="0.763cm" presentation:class="title" presentation:user-transformed="true">
          <draw:text-box>
            <text:p text:style-name="P8"><text:span text:style-name="T4">Interfaces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מציין מיקום תוכן 3" presentation:style-name="pr10" draw:text-style-name="P46" draw:layer="layout" svg:width="23.706cm" svg:height="15.874cm" svg:x="0.847cm" svg:y="2.963cm" presentation:class="outline" presentation:user-transformed="true">
          <draw:text-box>
            <text:list text:style-name="L13">
              <text:list-item>
                <text:p text:style-name="P43"><text:span text:style-name="T86"><text:s/></text:span><text:span text:style-name="T86">To create an equivalent to java interface – declare a base class with all methods pure virtual and no fields.</text:span></text:p>
              </text:list-item>
            </text:list>
            <text:p text:style-name="P13"><text:span text:style-name="T86"/></text:p>
            <text:list text:continue-numbering="true" text:style-name="L13">
              <text:list-item>
                <text:p text:style-name="P13"><text:span text:style-name="T86"><text:s/></text:span><text:span text:style-name="T86">Inheritance can be used to hide implementation. But, you will need a factory, and with templates also pimpl pattern (like in C’s List)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draw:page draw:name="C++ pimp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++ pimp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49</text:page-number></text:span></text:p>
          </draw:text-box>
        </draw:frame>
        <draw:frame draw:name="Rectangle 3" presentation:style-name="pr10" draw:text-style-name="P12" draw:layer="layout" svg:width="11.852cm" svg:height="15.874cm" svg:x="0.847cm" svg:y="2.54cm" presentation:class="outline" presentation:user-transformed="true">
          <draw:text-box>
            <text:p text:style-name="P15"><text:span text:style-name="T87">In List.h file:</text:span></text:p>
            <text:p text:style-name="P15"><text:span text:style-name="T13">class</text:span><text:span text:style-name="T14"> List { </text:span><text:span text:style-name="T14"><text:line-break/></text:span><text:span text:style-name="T13">public</text:span><text:span text:style-name="T14">:</text:span><text:span text:style-name="T14"><text:line-break/></text:span><text:span text:style-name="T14">   </text:span><text:span text:style-name="T13">virtual</text:span><text:span text:style-name="T14"> </text:span><text:span text:style-name="T13">void</text:span><text:span text:style-name="T14"> </text:span><text:span text:style-name="T14">Add()=</text:span><text:span text:style-name="T83">0</text:span><text:span text:style-name="T14">;    </text:span><text:span text:style-name="T13">virtual</text:span><text:span text:style-name="T14"> </text:span><text:span text:style-name="T14">~List(){};</text:span><text:span text:style-name="T14"><text:line-break/></text:span><text:span text:style-name="T14">   </text:span><text:span text:style-name="T13">static</text:span><text:span text:style-name="T14"> List* make(); </text:span><text:span text:style-name="T14"><text:line-break/></text:span><text:span text:style-name="T14">}; </text:span></text:p>
            <text:p text:style-name="P15"><text:span text:style-name="T14"><text:line-break/></text:span><text:span text:style-name="T87">In main.cpp:</text:span><text:span text:style-name="T87"><text:line-break/></text:span><text:span text:style-name="T14">List* L = List::make(); </text:span></text:p>
            <text:p text:style-name="P15"><text:span text:style-name="T14">L→Add();</text:span><text:span text:style-name="T14"><text:line-break/></text:span><text:span text:style-name="T14"/></text:p>
          </draw:text-box>
        </draw:frame>
        <draw:custom-shape draw:name="Rectangle 3" draw:style-name="gr34" draw:text-style-name="P22" draw:layer="layout" svg:width="12.064cm" svg:height="15.874cm" svg:x="12.954cm" svg:y="1.652cm">
          <text:p text:style-name="P15"><text:span text:style-name="T87">In List.cpp file:</text:span></text:p>
          <text:p text:style-name="P15"><text:span text:style-name="T69">class</text:span><text:span text:style-name="T70"> ListImpl: </text:span><text:span text:style-name="T69">public </text:span><text:span text:style-name="T70">List </text:span><text:span text:style-name="T53">{</text:span></text:p>
          <text:p text:style-name="P15"><text:span text:style-name="T53"><text:s text:c="3"/></text:span><text:span text:style-name="T52">int*</text:span><text:span text:style-name="T53"> theInts;</text:span></text:p>
          <text:p text:style-name="P15"><text:span text:style-name="T53"><text:s text:c="3"/></text:span><text:span text:style-name="T52">int</text:span><text:span text:style-name="T53"> numInts;</text:span><text:span text:style-name="T53"><text:line-break/></text:span><text:span text:style-name="T52">public</text:span><text:span text:style-name="T53">:</text:span></text:p>
          <text:p text:style-name="P15"><text:span text:style-name="T53"><text:s text:c="3"/></text:span><text:span text:style-name="T53">ListImpl(): theInts </text:span><text:span text:style-name="T53"><text:line-break/></text:span><text:span text:style-name="T53"> <text:s text:c="4"/>(new int[…]) {...}</text:span><text:span text:style-name="T53"><text:line-break/></text:span><text:span text:style-name="T53"> <text:s text:c="2"/></text:span><text:span text:style-name="T52">void</text:span><text:span text:style-name="T53"> Add() { … }</text:span><text:span text:style-name="T53"><text:line-break/></text:span><text:span text:style-name="T53">}; </text:span></text:p>
          <text:p text:style-name="P15"><text:span text:style-name="T53">List* List::make() { </text:span><text:span text:style-name="T53"><text:line-break/></text:span><text:span text:style-name="T53">   </text:span><text:span text:style-name="T52">return</text:span><text:span text:style-name="T53"> </text:span><text:span text:style-name="T52">new</text:span><text:span text:style-name="T53"> ListImpl; </text:span><text:span text:style-name="T53"><text:line-break/></text:span><text:span text:style-name="T5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2" draw:text-style-name="P17" draw:layer="layout" svg:x1="12.7cm" svg:y1="2.751cm" svg:x2="12.701cm" svg:y2="18.415cm">
          <text:p/>
        </draw:lin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49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49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9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7">7/5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49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9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49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49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49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49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</text:span><text:span text:style-name="MT2">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7">7/5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49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4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21</meta:editing-cycles>
    <meta:print-date>1999-11-04T13:06:28</meta:print-date>
    <meta:creation-date>1999-10-10T10:49:40</meta:creation-date>
    <dc:date>2018-05-07T13:24:19.946092220</dc:date>
    <meta:editing-duration>P28DT5H31M21S</meta:editing-duration>
    <meta:generator>LibreOffice/5.1.6.2$Linux_X86_64 LibreOffice_project/10m0$Build-2</meta:generator>
    <meta:document-statistic meta:object-count="463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